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qrt>
        <mrow>
          <mfrac>
            <mrow>
              <mo stretchy="false">λ</mo>
              <mi>D</mi>
            </mrow>
            <mrow>
              <mn>2</mn>
              <mo stretchy="false">π</mo>
            </mrow>
          </mfrac>
        </mrow>
      </msqrt>
      <mrow>
        <mi/>
        <mo stretchy="false">≪</mo>
        <mi/>
      </mrow>
      <mo stretchy="false">Δ</mo>
      <msub>
        <mi>b</mi>
        <mrow>
          <mtext>l</mtext>
        </mrow>
      </msub>
    </mrow>
    <annotation encoding="StarMath 5.0">sqrt{ 
 {%ilambda D} over {2 %pi} 
} ~&lt;&lt;~ %DELTA b _{"l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8:22:59.080000000</meta:creation-date>
    <meta:generator>LibreOffice/4.1.4.2$Windows_x86 LibreOffice_project/0a0440ccc0227ad9829de5f46be37cfb6edcf72</meta:generator>
  </office:meta>
</office:document-meta>
</file>